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1.974cm"/>
    </style:style>
    <style:style style:name="co5" style:family="table-column">
      <style:table-column-properties fo:break-before="auto" style:column-width="1.475cm"/>
    </style:style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2.752cm"/>
    </style:style>
    <style:style style:name="co8" style:family="table-column">
      <style:table-column-properties fo:break-before="auto" style:column-width="8.606cm"/>
    </style:style>
    <style:style style:name="co9" style:family="table-column">
      <style:table-column-properties fo:break-before="auto" style:column-width="2.863cm"/>
    </style:style>
    <style:style style:name="co10" style:family="table-column">
      <style:table-column-properties fo:break-before="auto" style:column-width="1.503cm"/>
    </style:style>
    <style:style style:name="co11" style:family="table-column">
      <style:table-column-properties fo:break-before="auto" style:column-width="8.634cm"/>
    </style:style>
    <style:style style:name="co13" style:family="table-column">
      <style:table-column-properties fo:break-before="auto" style:column-width="1.614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&lt;interval&gt;</text:p>
          </table:table-cell>
          <table:table-cell table:formula="of:=[.D1]" office:value-type="float" office:value="33100">
            <text:p>33100</text:p>
          </table:table-cell>
          <table:table-cell office:value-type="string">
            <text:p>&lt;/interval&gt;</text:p>
          </table:table-cell>
          <table:table-cell office:value-type="float" office:value="33100">
            <text:p>33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]-[.D1]" office:value-type="float" office:value="10900">
            <text:p>10900</text:p>
          </table:table-cell>
          <table:table-cell office:value-type="string">
            <text:p>&lt;/interval&gt;</text:p>
          </table:table-cell>
          <table:table-cell office:value-type="float" office:value="44000">
            <text:p>44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満天の星空に ひときわ目立つ流れ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まんてんのほしぞらにひときわめだつながれぼし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]-[.D2]" office:value-type="float" office:value="11000">
            <text:p>11000</text:p>
          </table:table-cell>
          <table:table-cell office:value-type="string">
            <text:p>&lt;/interval&gt;</text:p>
          </table:table-cell>
          <table:table-cell office:value-type="float" office:value="55000">
            <text:p>55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引き込まれるよなその光 私は追い駆け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ひきこまれるようなそのひかりわたしはおいかけた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]-[.D3]" office:value-type="float" office:value="11000">
            <text:p>11000</text:p>
          </table:table-cell>
          <table:table-cell office:value-type="string">
            <text:p>&lt;/interval&gt;</text:p>
          </table:table-cell>
          <table:table-cell office:value-type="float" office:value="66000">
            <text:p>66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幾千の星空を 飾る遙かなその輝き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いくせんのほしぞらをかざるはるかなそのかがやき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]-[.D4]" office:value-type="float" office:value="8900">
            <text:p>8900</text:p>
          </table:table-cell>
          <table:table-cell office:value-type="string">
            <text:p>&lt;/interval&gt;</text:p>
          </table:table-cell>
          <table:table-cell office:value-type="float" office:value="74900">
            <text:p>749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魅せられていたと 気付いたのはいつのことか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みせられていたときづいたのはいつのことか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6]-[.D5]" office:value-type="float" office:value="5900">
            <text:p>5900</text:p>
          </table:table-cell>
          <table:table-cell office:value-type="string">
            <text:p>&lt;/interval&gt;</text:p>
          </table:table-cell>
          <table:table-cell office:value-type="float" office:value="80800">
            <text:p>808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いつかはそう あの星の様に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いつかはそうあなたのように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7]-[.D6]" office:value-type="float" office:value="5900">
            <text:p>5900</text:p>
          </table:table-cell>
          <table:table-cell office:value-type="string">
            <text:p>&lt;/interval&gt;</text:p>
          </table:table-cell>
          <table:table-cell office:value-type="float" office:value="86700">
            <text:p>867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輝きを放ちたい なりたい 在りたい 最大速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かがやきをはなちたいなりたいありたいさいだいそくど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8]-[.D7]" office:value-type="float" office:value="5400">
            <text:p>5400</text:p>
          </table:table-cell>
          <table:table-cell office:value-type="string">
            <text:p>&lt;/interval&gt;</text:p>
          </table:table-cell>
          <table:table-cell office:value-type="float" office:value="92100">
            <text:p>92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光速を超えて 飛んでゆく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うそくをこえてとんでゆく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9]-[.D8]" office:value-type="float" office:value="2900">
            <text:p>2900</text:p>
          </table:table-cell>
          <table:table-cell office:value-type="string">
            <text:p>&lt;/interval&gt;</text:p>
          </table:table-cell>
          <table:table-cell office:value-type="float" office:value="95000">
            <text:p>95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そして近くに さらに確かに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そしてちかくにさらにたしかに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0]-[.D9]" office:value-type="float" office:value="4700">
            <text:p>4700</text:p>
          </table:table-cell>
          <table:table-cell office:value-type="string">
            <text:p>&lt;/interval&gt;</text:p>
          </table:table-cell>
          <table:table-cell office:value-type="float" office:value="99700">
            <text:p>997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夢よ叶えと 星に願いを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ゆめよかなえとほしにねがいを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1]-[.D10]" office:value-type="float" office:value="4400">
            <text:p>4400</text:p>
          </table:table-cell>
          <table:table-cell office:value-type="string">
            <text:p>&lt;/interval&gt;</text:p>
          </table:table-cell>
          <table:table-cell office:value-type="float" office:value="104100">
            <text:p>104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さぁ 高く翔んでみよう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さぁたかくとんでみよう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2]-[.D11]" office:value-type="float" office:value="4400">
            <text:p>4400</text:p>
          </table:table-cell>
          <table:table-cell office:value-type="string">
            <text:p>&lt;/interval&gt;</text:p>
          </table:table-cell>
          <table:table-cell office:value-type="float" office:value="108500">
            <text:p>1085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私よどうか この夜の果てまで それか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わたしよどうかこのよのはてまでそれが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3]-[.D12]" office:value-type="float" office:value="2800">
            <text:p>2800</text:p>
          </table:table-cell>
          <table:table-cell office:value-type="string">
            <text:p>&lt;/interval&gt;</text:p>
          </table:table-cell>
          <table:table-cell office:value-type="float" office:value="111300">
            <text:p>1113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どこか遠くへ翔んでいっ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どこかとおくへとんでいって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4]-[.D13]" office:value-type="float" office:value="8300">
            <text:p>8300</text:p>
          </table:table-cell>
          <table:table-cell office:value-type="string">
            <text:p>&lt;/interval&gt;</text:p>
          </table:table-cell>
          <table:table-cell office:value-type="float" office:value="119600">
            <text:p>119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遠く 星瞬く あの輝き 追い駆け続けるの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とおくほしまたたくあのかがやきおいかけつづけるの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5]-[.D14]" office:value-type="float" office:value="2400">
            <text:p>2400</text:p>
          </table:table-cell>
          <table:table-cell office:value-type="string">
            <text:p>&lt;/interval&gt;</text:p>
          </table:table-cell>
          <table:table-cell office:value-type="float" office:value="122000">
            <text:p>122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流れ星への夢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ながれぼしへのゆめ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6]-[.D15]" office:value-type="float" office:value="4100">
            <text:p>4100</text:p>
          </table:table-cell>
          <table:table-cell office:value-type="string">
            <text:p>&lt;/interval&gt;</text:p>
          </table:table-cell>
          <table:table-cell office:value-type="float" office:value="126100">
            <text:p>126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さぁ 早く翔んで行こう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さぁはやくとんでいこう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7]-[.D16]" office:value-type="float" office:value="4200">
            <text:p>4200</text:p>
          </table:table-cell>
          <table:table-cell office:value-type="string">
            <text:p>&lt;/interval&gt;</text:p>
          </table:table-cell>
          <table:table-cell office:value-type="float" office:value="130300">
            <text:p>1303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彗星のように この夜の果てまで それか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すいせいのようにこのよのはてまでそれか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8]-[.D17]" office:value-type="float" office:value="3000">
            <text:p>3000</text:p>
          </table:table-cell>
          <table:table-cell office:value-type="string">
            <text:p>&lt;/interval&gt;</text:p>
          </table:table-cell>
          <table:table-cell office:value-type="float" office:value="133300">
            <text:p>1333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どこか遠くへ翔んでいっ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どこかとおくへとんでいって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9]-[.D18]" office:value-type="float" office:value="8200">
            <text:p>8200</text:p>
          </table:table-cell>
          <table:table-cell office:value-type="string">
            <text:p>&lt;/interval&gt;</text:p>
          </table:table-cell>
          <table:table-cell office:value-type="float" office:value="141500">
            <text:p>1415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永遠の 夜の帳 その向こうは まだ見たくはないの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とわのよるのとばりそのむこうはまだみたくはないの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0]-[.D19]" office:value-type="float" office:value="2800">
            <text:p>2800</text:p>
          </table:table-cell>
          <table:table-cell office:value-type="string">
            <text:p>&lt;/interval&gt;</text:p>
          </table:table-cell>
          <table:table-cell office:value-type="float" office:value="144300">
            <text:p>1443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魔法少女の夢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まほうしょうじょのゆめ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1]-[.D20]" office:value-type="float" office:value="17800">
            <text:p>17800</text:p>
          </table:table-cell>
          <table:table-cell office:value-type="string">
            <text:p>&lt;/interval&gt;</text:p>
          </table:table-cell>
          <table:table-cell office:value-type="float" office:value="162100">
            <text:p>162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2]-[.D21]" office:value-type="float" office:value="10900">
            <text:p>10900</text:p>
          </table:table-cell>
          <table:table-cell office:value-type="string">
            <text:p>&lt;/interval&gt;</text:p>
          </table:table-cell>
          <table:table-cell office:value-type="float" office:value="173000">
            <text:p>173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星を見る 夢も見る それをみつめる地上の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ほしをみるゆめもみるそれをみつめるちじょうのほし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3]-[.D22]" office:value-type="float" office:value="11000">
            <text:p>11000</text:p>
          </table:table-cell>
          <table:table-cell office:value-type="string">
            <text:p>&lt;/interval&gt;</text:p>
          </table:table-cell>
          <table:table-cell office:value-type="float" office:value="184000">
            <text:p>184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気付かれないのは悲しみか それとも幸せか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きづかれないのはかなしみかそれともしあわせか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4]-[.D23]" office:value-type="float" office:value="11000">
            <text:p>11000</text:p>
          </table:table-cell>
          <table:table-cell office:value-type="string">
            <text:p>&lt;/interval&gt;</text:p>
          </table:table-cell>
          <table:table-cell office:value-type="float" office:value="195000">
            <text:p>195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星を見た 夢も見た されど追い駆けるはその瞳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ほしをみたゆめをみたされどおいかけるはそのひとみ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5]-[.D24]" office:value-type="float" office:value="8800">
            <text:p>8800</text:p>
          </table:table-cell>
          <table:table-cell office:value-type="string">
            <text:p>&lt;/interval&gt;</text:p>
          </table:table-cell>
          <table:table-cell office:value-type="float" office:value="203800">
            <text:p>2038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伝えたい思い 伴に翔られたらこの夜を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つたえたいおもいともにかけられたらこのよるを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6]-[.D25]" office:value-type="float" office:value="6000">
            <text:p>6000</text:p>
          </table:table-cell>
          <table:table-cell office:value-type="string">
            <text:p>&lt;/interval&gt;</text:p>
          </table:table-cell>
          <table:table-cell office:value-type="float" office:value="209800">
            <text:p>2098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その瞳に 星を宿し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そのひとみにほしをやどした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7]-[.D26]" office:value-type="float" office:value="5800">
            <text:p>5800</text:p>
          </table:table-cell>
          <table:table-cell office:value-type="string">
            <text:p>&lt;/interval&gt;</text:p>
          </table:table-cell>
          <table:table-cell office:value-type="float" office:value="215600">
            <text:p>215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ただ前を見据えてる まなざし マナカイ？あなたを見ても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ただまえをみすえてるまなざしまなかい?あなたをみても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8]-[.D27]" office:value-type="float" office:value="5500">
            <text:p>5500</text:p>
          </table:table-cell>
          <table:table-cell office:value-type="string">
            <text:p>&lt;/interval&gt;</text:p>
          </table:table-cell>
          <table:table-cell office:value-type="float" office:value="221100">
            <text:p>221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見つめ返しては くれないの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みつめかえしてはくれないの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9]-[.D28]" office:value-type="float" office:value="2900">
            <text:p>2900</text:p>
          </table:table-cell>
          <table:table-cell office:value-type="string">
            <text:p>&lt;/interval&gt;</text:p>
          </table:table-cell>
          <table:table-cell office:value-type="float" office:value="224000">
            <text:p>224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私を見てね 迎えに来てね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わたしをみてねむかえにきてね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0]-[.D29]" office:value-type="float" office:value="4600">
            <text:p>4600</text:p>
          </table:table-cell>
          <table:table-cell office:value-type="string">
            <text:p>&lt;/interval&gt;</text:p>
          </table:table-cell>
          <table:table-cell office:value-type="float" office:value="228600">
            <text:p>228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夢よ続けと 星に願いを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ゆめよつづけとほしにねがいを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1]-[.D30]" office:value-type="float" office:value="4500">
            <text:p>4500</text:p>
          </table:table-cell>
          <table:table-cell office:value-type="string">
            <text:p>&lt;/interval&gt;</text:p>
          </table:table-cell>
          <table:table-cell office:value-type="float" office:value="233100">
            <text:p>233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ねぇ 高く翔んでみせ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ねぇたかくとんでみせて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2]-[.D31]" office:value-type="float" office:value="4200">
            <text:p>4200</text:p>
          </table:table-cell>
          <table:table-cell office:value-type="string">
            <text:p>&lt;/interval&gt;</text:p>
          </table:table-cell>
          <table:table-cell office:value-type="float" office:value="237300">
            <text:p>2373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私をどうか この夜の果てまで それか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わたしをどうかこのよのはてまでそれか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3]-[.D32]" office:value-type="float" office:value="2900">
            <text:p>2900</text:p>
          </table:table-cell>
          <table:table-cell office:value-type="string">
            <text:p>&lt;/interval&gt;</text:p>
          </table:table-cell>
          <table:table-cell office:value-type="float" office:value="240200">
            <text:p>2402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どこか遠くへ連れていっ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どこかとおくへつれていって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4]-[.D33]" office:value-type="float" office:value="8300">
            <text:p>8300</text:p>
          </table:table-cell>
          <table:table-cell office:value-type="string">
            <text:p>&lt;/interval&gt;</text:p>
          </table:table-cell>
          <table:table-cell office:value-type="float" office:value="248500">
            <text:p>2485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孤独 されど塞ぐ このキモチに スナオになれないの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どくされどふさぐこのきもちにすなおになれないの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5]-[.D34]" office:value-type="float" office:value="2300">
            <text:p>2300</text:p>
          </table:table-cell>
          <table:table-cell office:value-type="string">
            <text:p>&lt;/interval&gt;</text:p>
          </table:table-cell>
          <table:table-cell office:value-type="float" office:value="250800">
            <text:p>2508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意地っ張り屋の夢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いじっぱりやのゆめ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6]-[.D35]" office:value-type="float" office:value="4200">
            <text:p>4200</text:p>
          </table:table-cell>
          <table:table-cell office:value-type="string">
            <text:p>&lt;/interval&gt;</text:p>
          </table:table-cell>
          <table:table-cell office:value-type="float" office:value="255000">
            <text:p>255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ねぇ 早く翔んできてね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ねぇはやくとんできてね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7]-[.D36]" office:value-type="float" office:value="4300">
            <text:p>4300</text:p>
          </table:table-cell>
          <table:table-cell office:value-type="string">
            <text:p>&lt;/interval&gt;</text:p>
          </table:table-cell>
          <table:table-cell office:value-type="float" office:value="259300">
            <text:p>2593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流星のように この夜の果てまで それか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りゅうせいのようにこのよのはてまでそれか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8]-[.D37]" office:value-type="float" office:value="2900">
            <text:p>2900</text:p>
          </table:table-cell>
          <table:table-cell office:value-type="string">
            <text:p>&lt;/interval&gt;</text:p>
          </table:table-cell>
          <table:table-cell office:value-type="float" office:value="262200">
            <text:p>2622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どこか遠くへ連れていっ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どこかとおくへつれていって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9]-[.D38]" office:value-type="float" office:value="8200">
            <text:p>8200</text:p>
          </table:table-cell>
          <table:table-cell office:value-type="string">
            <text:p>&lt;/interval&gt;</text:p>
          </table:table-cell>
          <table:table-cell office:value-type="float" office:value="270400">
            <text:p>2704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何故か 胸の痛み やむことなく このままでいたいの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なぜかむねのいたみやむことなくこのままでいたいの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0]-[.D39]" office:value-type="float" office:value="2900">
            <text:p>2900</text:p>
          </table:table-cell>
          <table:table-cell office:value-type="string">
            <text:p>&lt;/interval&gt;</text:p>
          </table:table-cell>
          <table:table-cell office:value-type="float" office:value="273300">
            <text:p>2733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魔法遣いの夢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まほうつかいのゆめ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1]-[.D40]" office:value-type="float" office:value="10600">
            <text:p>10600</text:p>
          </table:table-cell>
          <table:table-cell office:value-type="string">
            <text:p>&lt;/interval&gt;</text:p>
          </table:table-cell>
          <table:table-cell office:value-type="float" office:value="283900">
            <text:p>2839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2]-[.D41]" office:value-type="float" office:value="5700">
            <text:p>5700</text:p>
          </table:table-cell>
          <table:table-cell office:value-type="string">
            <text:p>&lt;/interval&gt;</text:p>
          </table:table-cell>
          <table:table-cell office:value-type="float" office:value="289600">
            <text:p>289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虚空を見据える瞳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くうをみすえるひとみ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3]-[.D42]" office:value-type="float" office:value="5500">
            <text:p>5500</text:p>
          </table:table-cell>
          <table:table-cell office:value-type="string">
            <text:p>&lt;/interval&gt;</text:p>
          </table:table-cell>
          <table:table-cell office:value-type="float" office:value="295100">
            <text:p>295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傍で輝く星独り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そばでかがやくほしひとり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4]-[.D43]" office:value-type="float" office:value="1900">
            <text:p>1900</text:p>
          </table:table-cell>
          <table:table-cell office:value-type="string">
            <text:p>&lt;/interval&gt;</text:p>
          </table:table-cell>
          <table:table-cell office:value-type="float" office:value="297000">
            <text:p>297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煌めく流れ星は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きらめくながれぼしは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5]-[.D44]" office:value-type="float" office:value="6300">
            <text:p>6300</text:p>
          </table:table-cell>
          <table:table-cell office:value-type="string">
            <text:p>&lt;/interval&gt;</text:p>
          </table:table-cell>
          <table:table-cell office:value-type="float" office:value="303300">
            <text:p>3033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二人の願いを乗せ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ふたりのねがいをのせて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6]-[.D45]" office:value-type="float" office:value="6700">
            <text:p>6700</text:p>
          </table:table-cell>
          <table:table-cell office:value-type="string">
            <text:p>&lt;/interval&gt;</text:p>
          </table:table-cell>
          <table:table-cell office:value-type="float" office:value="310000">
            <text:p>310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7]-[.D46]" office:value-type="float" office:value="5300">
            <text:p>5300</text:p>
          </table:table-cell>
          <table:table-cell office:value-type="string">
            <text:p>&lt;/interval&gt;</text:p>
          </table:table-cell>
          <table:table-cell office:value-type="float" office:value="315300">
            <text:p>3153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さぁ 高く翔んでみよう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さぁたかくとんでみよう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8]-[.D47]" office:value-type="float" office:value="1800">
            <text:p>1800</text:p>
          </table:table-cell>
          <table:table-cell office:value-type="string">
            <text:p>&lt;/interval&gt;</text:p>
          </table:table-cell>
          <table:table-cell office:value-type="float" office:value="317100">
            <text:p>317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目指す先には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めざすさきには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9]-[.D48]" office:value-type="float" office:value="5500">
            <text:p>5500</text:p>
          </table:table-cell>
          <table:table-cell office:value-type="string">
            <text:p>&lt;/interval&gt;</text:p>
          </table:table-cell>
          <table:table-cell office:value-type="float" office:value="322600">
            <text:p>322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この夜の誰より光る 地上の星をすぐそこに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のよのだれよりひかるちじょうのほしをすぐそこに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0]-[.D49]" office:value-type="float" office:value="8200">
            <text:p>8200</text:p>
          </table:table-cell>
          <table:table-cell office:value-type="string">
            <text:p>&lt;/interval&gt;</text:p>
          </table:table-cell>
          <table:table-cell office:value-type="float" office:value="330800">
            <text:p>3308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互い違い願い かけ離れて すれ違わぬように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たがいちがいねがいかけはなれてすれちがわぬように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1]-[.D50]" office:value-type="float" office:value="2400">
            <text:p>2400</text:p>
          </table:table-cell>
          <table:table-cell office:value-type="string">
            <text:p>&lt;/interval&gt;</text:p>
          </table:table-cell>
          <table:table-cell office:value-type="float" office:value="333200">
            <text:p>3332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二人の 願い 今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ふたりのねがいいま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2]-[.D51]" office:value-type="float" office:value="4100">
            <text:p>4100</text:p>
          </table:table-cell>
          <table:table-cell office:value-type="string">
            <text:p>&lt;/interval&gt;</text:p>
          </table:table-cell>
          <table:table-cell office:value-type="float" office:value="337300">
            <text:p>3373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ねぇ 早く翔んできてね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ねぇはやくとんできてね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3]-[.D52]" office:value-type="float" office:value="4300">
            <text:p>4300</text:p>
          </table:table-cell>
          <table:table-cell office:value-type="string">
            <text:p>&lt;/interval&gt;</text:p>
          </table:table-cell>
          <table:table-cell office:value-type="float" office:value="341600">
            <text:p>341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何も知らずに この夜のどこかで 独り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なにもしらずにこのよのどこかでひとり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4]-[.D53]" office:value-type="float" office:value="2900">
            <text:p>2900</text:p>
          </table:table-cell>
          <table:table-cell office:value-type="string">
            <text:p>&lt;/interval&gt;</text:p>
          </table:table-cell>
          <table:table-cell office:value-type="float" office:value="344500">
            <text:p>3445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膝を抱えて待っているの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ひざをかかえてまっているの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5]-[.D54]" office:value-type="float" office:value="8100">
            <text:p>8100</text:p>
          </table:table-cell>
          <table:table-cell office:value-type="string">
            <text:p>&lt;/interval&gt;</text:p>
          </table:table-cell>
          <table:table-cell office:value-type="float" office:value="352600">
            <text:p>352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心 繋ぐ言葉 伝えたくて 願いが叶うとき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ころつなぐことばつたえたくてねがいがかなうとき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6]-[.D55]" office:value-type="float" office:value="2900">
            <text:p>2900</text:p>
          </table:table-cell>
          <table:table-cell office:value-type="string">
            <text:p>&lt;/interval&gt;</text:p>
          </table:table-cell>
          <table:table-cell office:value-type="float" office:value="355500">
            <text:p>3555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交わる 夢は クロスフェード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まじわるゆめはくろすふぇーど</text:p>
          </table:table-cell>
          <table:table-cell office:value-type="string">
            <text:p>&lt;/word&gt;</text:p>
          </table:table-cell>
        </table:table-row>
        <table:table-row table:style-name="ro1">
          <table:table-cell table:number-columns-repeated="5"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0">2011/10/10</text:date>, <text:time>02:31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9T18:00:58.91</meta:creation-date>
    <dc:date>2011-10-10T02:31:01.13</dc:date>
    <meta:editing-duration>PT28M19S</meta:editing-duration>
    <meta:editing-cycles>3</meta:editing-cycles>
    <meta:generator>LibreOffice/3.3$Win32 LibreOffice_project/330m19$Build-202</meta:generator>
    <meta:document-statistic meta:table-count="3" meta:cell-count="566" meta:object-count="0"/>
  </office:meta>
</office:document-meta>
</file>